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ab09" officeooo:paragraph-rsid="0015ab0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ab09" officeooo:paragraph-rsid="0015ab0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5ab09" officeooo:paragraph-rsid="0015ab0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ab09" officeooo:paragraph-rsid="0015ab0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ab09" officeooo:paragraph-rsid="0015ab0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5ab09" officeooo:paragraph-rsid="0015ab0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5ab09" officeooo:paragraph-rsid="0015ab09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b09" officeooo:paragraph-rsid="0015ab0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rsid="0015ab09" officeooo:paragraph-rsid="0015ab0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70bcb" officeooo:paragraph-rsid="00170bc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70bcb" officeooo:paragraph-rsid="00170bcb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70bcb" officeooo:paragraph-rsid="00170bcb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827ec" officeooo:paragraph-rsid="001827e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827ec" officeooo:paragraph-rsid="001827ec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827ec" officeooo:paragraph-rsid="001827e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5ab09" officeooo:paragraph-rsid="0015ab0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15ab09" officeooo:paragraph-rsid="0015ab0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827ec" officeooo:paragraph-rsid="001827e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ae96f" officeooo:paragraph-rsid="001ae96f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170bcb"/>
    </style:style>
    <style:style style:name="T6" style:family="text">
      <style:text-properties officeooo:rsid="001916cd"/>
    </style:style>
    <style:style style:name="T7" style:family="text">
      <style:text-properties officeooo:rsid="001ac208"/>
    </style:style>
    <style:style style:name="T8" style:family="text">
      <style:text-properties officeooo:rsid="001ae9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</text:p>
      <text:p text:style-name="P3"/>
      <text:p text:style-name="P2">Serial</text:p>
      <text:p text:style-name="P4">- The range of serial/receipt numbers</text:p>
      <text:p text:style-name="P4">- Form 51 serials are for general transactions</text:p>
      <text:p text:style-name="P4">- Form 56 are for Real Property transactions</text:p>
      <text:p text:style-name="P4"/>
      <text:p text:style-name="P2">Land Tax Collections</text:p>
      <text:p text:style-name="P4">- All receipts issued in the office</text:p>
      <text:p text:style-name="P4">- These receipts are printed on pre-formatted receipts</text:p>
      <text:p text:style-name="P4"/>
      <text:p text:style-name="P2">Cash Division</text:p>
      <text:p text:style-name="P4">- Additional transactions that do not need receipts</text:p>
      <text:p text:style-name="P4"/>
      <text:p text:style-name="P2">Field Land Tax Collections</text:p>
      <text:p text:style-name="P4">- Same as Land Tax Collections, except the receipts are already issued on field</text:p>
      <text:p text:style-name="P4"/>
      <text:p text:style-name="P2">Monthly Provincial Income</text:p>
      <text:p text:style-name="P4">- Used for adding monthly account values into the Provincial Income report</text:p>
      <text:p text:style-name="P4"/>
      <text:p text:style-name="P2">Collections and Deposits report</text:p>
      <text:p text:style-name="P4">- Daily report per Fund/Account Category</text:p>
      <text:p text:style-name="P4"/>
      <text:p text:style-name="P2">Provincial Income</text:p>
      <text:p text:style-name="P4">- Share of Province from transactions</text:p>
      <text:p text:style-name="P4">- Does <text:span text:style-name="T1">NOT</text:span><text:span text:style-name="T3"> include share for Municipalities and Barangays</text:span></text:p>
      <text:p text:style-name="P7"/>
      <text:p text:style-name="P16">Real Property Tax</text:p>
      <text:p text:style-name="P7">- Monthly report for Real Property transactions (Form 56)</text:p>
      <text:p text:style-name="P7"/>
      <text:p text:style-name="P16">Report on Shared &amp; BAC</text:p>
      <text:p text:style-name="P7">- Report of Municipality and Barangay shares from transactions</text:p>
      <text:p text:style-name="P7">- <text:span text:style-name="T7">Includes accounts that are not shown in the Provincial Income reports</text:span></text:p>
      <text:p text:style-name="P2"><text:span text:style-name="T4">- Does </text:span><text:span text:style-name="T2">NOT</text:span><text:span text:style-name="T4"> include Provincial shar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7">SYSTEM FLOW</text:p>
      <text:p text:style-name="P9"/>
      <text:p text:style-name="P7">BASIC FLOW</text:p>
      <text:p text:style-name="P7"/>
      <text:list xml:id="list6324486278848481338" text:style-name="L1">
        <text:list-item>
          <text:p text:style-name="P8">On fresh install/migrate, ADMIN logs in using 'root' as both username and password.</text:p>
          <text:p text:style-name="P8"/>
        </text:list-item>
        <text:list-item>
          <text:p text:style-name="P8">ADMIN now creates groups and sets their permissions.</text:p>
          <text:p text:style-name="P8"/>
        </text:list-item>
        <text:list-item>
          <text:p text:style-name="P8">ADMIN now creates users and adds them to their assigned groups.</text:p>
          <text:p text:style-name="P8"/>
        </text:list-item>
        <text:list-item>
          <text:p text:style-name="P8">System DB backup is done automatically once, daily each time a user logs-in.</text:p>
          <text:p text:style-name="P6"><text:span text:style-name="T3">(no</text:span><text:span text:style-name="T5">t sure of</text:span><text:span text:style-name="T3"> way to automate on Windows without </text:span><text:span text:style-name="T5">cron</text:span><text:span text:style-name="T3">)</text:span></text:p>
          <text:p text:style-name="P8"/>
        </text:list-item>
        <text:list-item>
          <text:p text:style-name="P10">Audit log contains raw but detailed list of system transactions.</text:p>
        </text:list-item>
      </text:list>
      <text:p text:style-name="P11"/>
      <text:p text:style-name="P11"/>
      <text:p text:style-name="P11">COLLECTION FLOW</text:p>
      <text:p text:style-name="P11"/>
      <text:list xml:id="list8399513792156035435" text:style-name="L2">
        <text:list-item>
          <text:p text:style-name="P12">User logs in, and <text:span text:style-name="T6">ADDS</text:span> Serials/Accountable Forms</text:p>
          <text:p text:style-name="P12"/>
        </text:list-item>
        <text:list-item>
          <text:p text:style-name="P12">Serials may be UPDATED and DELETED as long as it hasn't been used in transactions yet.</text:p>
          <text:p text:style-name="P12"/>
        </text:list-item>
        <text:list-item>
          <text:p text:style-name="P12">User may now use Serials in Land Tax Collections OR Field Land Tax Collections.</text:p>
          <text:p text:style-name="P12"/>
        </text:list-item>
        <text:list-item>
          <text:p text:style-name="P12">Transactions made before 2:00 PM has a REPORT DATE of current day. Transactions made after 2:00 PM has a REPORT DATE on next valid day (weekday but not holiday). 2:00 PM cut-off is currently hardcoded (TransactionController of Collection module).</text:p>
          <text:p text:style-name="P12"/>
        </text:list-item>
        <text:list-item>
          <text:p text:style-name="P12">Land Tax Collection transactions can be edited until printed. After being printed, it can then be cancelled. Land Tax Collection transactions not printed will NOT be included in reports.</text:p>
          <text:p text:style-name="P12"/>
        </text:list-item>
        <text:list-item>
          <text:p text:style-name="P12">Field Land Tax Collections and transactions for Form 56, as of writing, is automatically 'printed/issued' and can be edited whenever.</text:p>
          <text:p text:style-name="P12"/>
        </text:list-item>
        <text:list-item>
          <text:p text:style-name="P12">Cash Division Collections and Monthly Provincial Income are used to input collections without using Serials/Accountable Forms.</text:p>
          <text:p text:style-name="P12"/>
        </text:list-item>
        <text:list-item>
          <text:p text:style-name="P13">Certifications can be created/edited and viewed by viewing a receipt in Land Tax Collections.</text:p>
          <text:p text:style-name="P13"/>
        </text:list-item>
        <text:list-item>
          <text:p text:style-name="P13">Budget Estimate is for adding yearly/annual budget estimate per accounts. User MUST set Budget Estimate to be able to view Provincial Income report.</text:p>
          <text:p text:style-name="P13"><text:s/></text:p>
        </text:list-item>
        <text:list-item>
          <text:p text:style-name="P13">Collection Rates is for setting the rate for each account, for 'easier' input of computed amounts.</text:p>
          <text:p text:style-name="P13"/>
        </text:list-item>
      </text:list>
      <text:p text:style-name="P14"/>
      <text:p text:style-name="P14"/>
      <text:p text:style-name="P14"/>
      <text:p text:style-name="P14"/>
      <text:p text:style-name="P14"><text:soft-page-break/></text:p>
      <text:p text:style-name="P14">FORMULAS</text:p>
      <text:p text:style-name="P14"/>
      <text:p text:style-name="P18">RPTA REPORT (Basic Tax &amp; SEF)</text:p>
      <text:p text:style-name="P19"><text:span text:style-name="T3">Let</text:span></text:p>
      <text:list xml:id="list1207959737704539310" text:style-name="L3">
        <text:list-item>
          <text:p text:style-name="P15">Current Year Gross Amt. <text:span text:style-name="T8">=</text:span> CYG</text:p>
        </text:list-item>
        <text:list-item>
          <text:p text:style-name="P15">Discount = D</text:p>
        </text:list-item>
        <text:list-item>
          <text:p text:style-name="P15">Previous Years = PY</text:p>
        </text:list-item>
        <text:list-item>
          <text:p text:style-name="P15">PENALTIES (Current Year) = PCY</text:p>
        </text:list-item>
        <text:list-item>
          <text:p text:style-name="P15">PENALTIES (Previous Years) = PPY</text:p>
        </text:list-item>
      </text:list>
      <text:p text:style-name="P14"/>
      <text:p text:style-name="P14">Sub Total Gross Collections = CYG + PY + PCY + PPY</text:p>
      <text:p text:style-name="P14">Sub Total Net Collections = (CYG – D) + PY + PCY + PPY</text:p>
      <text:p text:style-name="P14">Grant Total (gross) = Sum of Sub Total Gross Collections</text:p>
      <text:p text:style-name="P14">Grant Total (net) = Sum of Sub Total Net Colle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57S</meta:editing-duration>
    <meta:editing-cycles>6</meta:editing-cycles>
    <meta:generator>LibreOffice/4.4.1.2$Windows_x86 LibreOffice_project/45e2de17089c24a1fa810c8f975a7171ba4cd432</meta:generator>
    <dc:date>2017-05-10T18:02:47</dc:date>
    <meta:document-statistic meta:table-count="0" meta:image-count="0" meta:object-count="0" meta:page-count="3" meta:paragraph-count="57" meta:word-count="517" meta:character-count="3048" meta:non-whitespace-character-count="2605"/>
    <meta:user-defined meta:name="Info 1"/>
    <meta:user-defined meta:name="Info 2"/>
    <meta:user-defined meta:name="Info 3"/>
    <meta:user-defined meta:name="Info 4"/>
  </office:meta>
</office:document-meta>
</file>